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0.686cm"/>
    </style:style>
    <style:style style:name="co3" style:family="table-column">
      <style:table-column-properties fo:break-before="auto" style:column-width="9.814cm"/>
    </style:style>
    <style:style style:name="co4" style:family="table-column">
      <style:table-column-properties fo:break-before="auto" style:column-width="7.14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80" table:default-cell-style-name="Default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3" office:value-type="string" calcext:value-type="string">
            <text:p>Programación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Login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Listado de productos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Carrito con sesiones en PHP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Mostrar ultimo pedido guardado en Cookies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Utiliza MVC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Correcta integración PHP y HTML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Se utiliza el fetch_object con clases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Hay herencia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El administrador puede crear producto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El administrador puede editar producto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El administrador puede eliminar producto</text:p>
          </table:table-cell>
          <table:table-cell table:number-columns-repeated="16381"/>
        </table:table-row>
        <table:table-row table:style-name="ro2">
          <table:table-cell table:style-name="ce1"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Uso de Git</text:p>
          </table:table-cell>
          <table:table-cell table:style-name="ce1" table:number-columns-repeated="22"/>
          <table:table-cell table:number-columns-repeated="16359"/>
        </table:table-row>
        <table:table-row table:style-name="ro2">
          <table:table-cell table:style-name="ce1"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El pedido se almacena en la BD</text:p>
          </table:table-cell>
          <table:table-cell table:style-name="ce1" table:number-columns-repeated="22"/>
          <table:table-cell table:number-columns-repeated="16359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El usuario puede modificar sus datos personales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El usuario puede listar sus pedidos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Roles de usuario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1" office:value-type="string" calcext:value-type="string">
            <text:p>Contraseña encriptada</text:p>
          </table:table-cell>
          <table:table-cell table:number-columns-repeated="16381"/>
        </table:table-row>
        <table:table-row table:style-name="ro3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1" office:value-type="string" calcext:value-type="string">
            <text:p>Código comentado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Panel de administrador de usuario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El administrador puede listar los productos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1" office:value-type="string" calcext:value-type="string">
            <text:p>Productos con ingredientes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CRUD de los pedios por el admin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Botón para recuperar último pedido desde la cookie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Prohibir acceso a panel admin sin ser admin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3" office:value-type="string" calcext:value-type="string">
            <text:p>BBDD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Diagrama/s de la base de datos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4" office:value-type="string" calcext:value-type="string">
            <text:p>Buen diseño de la base de datos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3" office:value-type="string" calcext:value-type="string">
            <text:p>Documentació</text:p>
          </table:table-cell>
          <table:table-cell table:number-columns-repeated="16381"/>
        </table:table-row>
        <table:table-row table:style-name="ro2">
          <table:table-cell/>
          <table:table-cell table:style-name="ce2" table:formula="of:=FALSE()" office:value-type="boolean" office:boolean-value="false" calcext:value-type="boolean">
            <text:p>FALSO</text:p>
          </table:table-cell>
          <table:table-cell table:style-name="ce5" office:value-type="string" calcext:value-type="string">
            <text:p>Documentación elaborada con todos los puntos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3" office:value-type="string" calcext:value-type="string">
            <text:p>Disseny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" office:value-type="string" calcext:value-type="string">
            <text:p>Header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" office:value-type="string" calcext:value-type="string">
            <text:p>Footer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" office:value-type="string" calcext:value-type="string">
            <text:p>Pàgina inici amb 3 secciones o més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" office:value-type="string" calcext:value-type="string">
            <text:p>Pàgina Carta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" office:value-type="string" calcext:value-type="string">
            <text:p>Pàgina Cistella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" office:value-type="string" calcext:value-type="string">
            <text:p>Pàgina Login/Registre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4" office:value-type="string" calcext:value-type="string">
            <text:p>Arxiu/s CSS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5" office:value-type="string" calcext:value-type="string">
            <text:p>Responsive per a smartphones</text:p>
          </table:table-cell>
          <table:table-cell table:number-columns-repeated="16381"/>
        </table:table-row>
        <table:table-row table:style-name="ro3">
          <table:table-cell table:number-columns-repeated="2"/>
          <table:table-cell table:style-name="ce1" office:value-type="string" calcext:value-type="string">
            <text:p>Imatges amb ALT</text:p>
          </table:table-cell>
          <table:table-cell table:number-columns-repeated="16381"/>
        </table:table-row>
        <table:table-row table:style-name="ro3">
          <table:table-cell table:number-columns-repeated="2"/>
          <table:table-cell table:style-name="ce1" office:value-type="string" calcext:value-type="string">
            <text:p>Resolució imatges correcte</text:p>
          </table:table-cell>
          <table:table-cell table:number-columns-repeated="16381"/>
        </table:table-row>
        <table:table-row table:style-name="ro3">
          <table:table-cell table:number-columns-repeated="2"/>
          <table:table-cell table:style-name="ce1" office:value-type="string" calcext:value-type="string">
            <text:p>Ús d'icones en SVG</text:p>
          </table:table-cell>
          <table:table-cell table:number-columns-repeated="16381"/>
        </table:table-row>
        <table:table-row table:style-name="ro3">
          <table:table-cell table:number-columns-repeated="2"/>
          <table:table-cell table:style-name="ce1" office:value-type="string" calcext:value-type="string">
            <text:p>Logo en SVG</text:p>
          </table:table-cell>
          <table:table-cell table:number-columns-repeated="16381"/>
        </table:table-row>
        <table:table-row table:style-name="ro3">
          <table:table-cell table:number-columns-repeated="2"/>
          <table:table-cell table:style-name="ce1" office:value-type="string" calcext:value-type="string">
            <text:p>Ús adequat Tipografies</text:p>
          </table:table-cell>
          <table:table-cell table:number-columns-repeated="16381"/>
        </table:table-row>
        <table:table-row table:style-name="ro3">
          <table:table-cell table:number-columns-repeated="2"/>
          <table:table-cell table:style-name="ce1" office:value-type="string" calcext:value-type="string">
            <text:p>Bona organització dels fulls d'estil</text:p>
          </table:table-cell>
          <table:table-cell table:number-columns-repeated="16381"/>
        </table:table-row>
        <table:table-row table:style-name="ro3">
          <table:table-cell table:number-columns-repeated="2"/>
          <table:table-cell table:style-name="ce1" office:value-type="string" calcext:value-type="string">
            <text:p>Ús de Bootstrap, almenys del ROW i el COL correctament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" office:value-type="string" calcext:value-type="string">
            <text:p>Disseny igual que prototip o millorat (si es millora s'ha de justificar)</text:p>
          </table:table-cell>
          <table:table-cell table:number-columns-repeated="16381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3T22:04:59.561000000</dc:date>
    <meta:editing-duration>PT3H41M32S</meta:editing-duration>
    <meta:editing-cycles>1</meta:editing-cycles>
    <meta:document-statistic meta:table-count="1" meta:cell-count="74" meta:object-count="0"/>
    <meta:generator>LibreOffice/7.6.4.1$Windows_X86_64 LibreOffice_project/e19e193f88cd6c0525a17fb7a176ed8e6a3e2aa1</meta:generator>
  </office:meta>
</office:document-meta>
</file>